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stroke-dash="Ultrafine_20_Dashed" svg:stroke-width="0.05cm" svg:stroke-color="#000000" draw:marker-start="" draw:marker-end="Arrowheads_20_1" draw:fill="none" draw:fill-color="#ffffff" draw:textarea-horizontal-align="left" draw:auto-grow-height="true" draw:auto-grow-width="true" fo:min-height="0.712cm" fo:min-width="0.849cm" fo:padding-top="0.15cm" fo:padding-bottom="0.15cm" fo:padding-left="0.275cm" fo:padding-right="0.275cm"/>
    </style:style>
    <style:style style:name="gr2" style:family="graphic" style:parent-style-name="standard">
      <style:graphic-properties draw:stroke="none" draw:stroke-dash="Ultrafine_20_Dashed" svg:stroke-width="0.05cm" svg:stroke-color="#000000" draw:marker-start="" draw:marker-end="Arrowheads_20_1" draw:fill="none" draw:fill-color="#ffffff" draw:textarea-horizontal-align="left" draw:auto-grow-height="true" draw:auto-grow-width="true" fo:min-height="0.712cm" fo:min-width="0.705cm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Ultrafine_20_Dashed" svg:stroke-width="0.05cm" svg:stroke-color="#000000" draw:marker-start="" draw:marker-end="Arrowheads_20_1" draw:fill="none" draw:fill-color="#ffffff" draw:textarea-horizontal-align="left" draw:auto-grow-height="true" draw:auto-grow-width="true" fo:min-height="0.712cm" fo:min-width="0.353cm" fo:padding-top="0.15cm" fo:padding-bottom="0.15cm" fo:padding-left="0.275cm" fo:padding-right="0.275cm"/>
    </style:style>
    <style:style style:name="gr4" style:family="graphic" style:parent-style-name="standard">
      <style:graphic-properties draw:stroke="none" draw:stroke-dash="Ultrafine_20_Dashed" svg:stroke-width="0.05cm" svg:stroke-color="#000000" draw:marker-start="" draw:marker-end="Arrowheads_20_1" draw:fill="none" draw:fill-color="#ffffff" draw:textarea-horizontal-align="left" draw:auto-grow-height="true" draw:auto-grow-width="true" fo:min-height="0.712cm" fo:min-width="0.37cm" fo:padding-top="0.15cm" fo:padding-bottom="0.15cm" fo:padding-left="0.275cm" fo:padding-right="0.275cm"/>
    </style:style>
    <style:style style:name="gr5" style:family="graphic" style:parent-style-name="standard">
      <style:graphic-properties draw:stroke="none" draw:stroke-dash="Ultrafine_20_Dashed" svg:stroke-width="0.05cm" svg:stroke-color="#000000" draw:marker-start="" draw:marker-end="Arrowheads_20_1" draw:fill="none" draw:fill-color="#ffffff" draw:textarea-horizontal-align="left" draw:auto-grow-height="true" draw:auto-grow-width="true" fo:min-height="0.712cm" fo:min-width="1.234cm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solid" draw:stroke-dash="Ultrafine_20_Dashed" svg:stroke-width="0.05cm" draw:marker-start="" draw:marker-end="Arrowheads_20_1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Ultrafine_20_Dashed" svg:stroke-width="0.05cm" draw:marker-start="" draw:marker-end="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text-properties fo:font-family="'Liberation Serif'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P2" style:family="paragraph">
      <style:text-properties fo:font-family="'Liberation Serif'" style:font-family-generic="roman" style:font-pitch="variable"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paragraph-properties fo:text-align="center"/>
    </style:style>
    <style:style style:name="T1" style:family="text">
      <style:text-properties fo:font-family="'Liberation Serif'" style:font-family-generic="roman" style:font-pitch="variable" fo:font-size="11pt" fo:font-style="italic" style:font-size-asian="11pt" style:font-style-asian="italic" style:font-size-complex="11pt" style:font-style-complex="italic"/>
    </style:style>
    <style:style style:name="T2" style:family="text">
      <style:text-properties fo:font-family="'Liberation Serif'" style:font-family-generic="roman" style:font-pitch="variable" fo:font-size="11pt" style:font-size-asian="11pt" style:font-size-complex="11pt"/>
    </style:style>
    <style:style style:name="T3" style:family="text">
      <style:text-properties fo:font-family="'Liberation Sans'" style:font-style-name="Regular" style:font-family-generic="swiss" fo:font-size="11pt" style:font-family-asian="'Liberation Sans'" style:font-style-name-asian="Regular" style:font-family-generic-asian="swiss" style:font-size-asian="11pt" style:font-family-complex="'Liberation Sans'" style:font-style-name-complex="Regular" style:font-family-generic-complex="swiss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99cm" svg:height="1.012cm" svg:x="15.501cm" svg:y="4.597cm">
          <draw:text-box>
            <text:p><text:span text:style-name="T1">ms</text:span></text:p>
          </draw:text-box>
        </draw:frame>
        <draw:frame draw:style-name="gr2" draw:text-style-name="P2" draw:layer="layout" svg:width="1.255cm" svg:height="1.012cm" svg:x="14.502cm" svg:y="4.698cm">
          <draw:text-box>
            <text:p><text:span text:style-name="T2">14</text:span></text:p>
          </draw:text-box>
        </draw:frame>
        <draw:frame draw:style-name="gr2" draw:text-style-name="P2" draw:layer="layout" svg:width="1.255cm" svg:height="1.012cm" svg:x="10.503cm" svg:y="4.699cm">
          <draw:text-box>
            <text:p><text:span text:style-name="T2">10</text:span></text:p>
          </draw:text-box>
        </draw:frame>
        <draw:frame draw:style-name="gr3" draw:text-style-name="P2" draw:layer="layout" svg:width="0.903cm" svg:height="1.012cm" svg:x="8.62cm" svg:y="4.699cm">
          <draw:text-box>
            <text:p><text:span text:style-name="T2">8</text:span></text:p>
          </draw:text-box>
        </draw:frame>
        <draw:frame draw:style-name="gr4" draw:text-style-name="P3" draw:layer="layout" svg:width="0.92cm" svg:height="1.012cm" svg:x="0.09cm" svg:y="1.5cm">
          <draw:text-box>
            <text:p><text:span text:style-name="T3">α</text:span></text:p>
          </draw:text-box>
        </draw:frame>
        <draw:frame draw:style-name="gr5" draw:text-style-name="P3" draw:layer="layout" svg:width="1.784cm" svg:height="1.012cm" svg:x="-0.21cm" svg:y="2.1cm">
          <draw:text-box>
            <text:p><text:span text:style-name="T3">1,00</text:span></text:p>
          </draw:text-box>
        </draw:frame>
        <draw:frame draw:style-name="gr5" draw:text-style-name="P3" draw:layer="layout" svg:width="1.784cm" svg:height="1.012cm" svg:x="-0.21cm" svg:y="2.701cm">
          <draw:text-box>
            <text:p><text:span text:style-name="T3">0,75</text:span></text:p>
          </draw:text-box>
        </draw:frame>
        <draw:frame draw:style-name="gr5" draw:text-style-name="P3" draw:layer="layout" svg:width="1.784cm" svg:height="1.012cm" svg:x="-0.21cm" svg:y="3.301cm">
          <draw:text-box>
            <text:p><text:span text:style-name="T3">0,50</text:span></text:p>
          </draw:text-box>
        </draw:frame>
        <draw:custom-shape draw:style-name="gr6" draw:text-style-name="P4" draw:layer="layout" svg:width="2.599cm" svg:height="1.528cm" svg:x="1cm" svg:y="3.0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348cm" svg:height="1.528cm" svg:x="3.6cm" svg:y="3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2.052cm" svg:height="0.919cm" svg:x="4.948cm" svg:y="3.67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346cm" svg:height="1.528cm" svg:x="9cm" svg:y="3.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344cm" svg:height="0.37cm" svg:x="17cm" svg:y="2.0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344cm" svg:height="0.37cm" svg:x="17cm" svg:y="2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0.344cm" svg:height="0.37cm" svg:x="17cm" svg:y="3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layer="layout" svg:width="0.612cm" svg:height="0.529cm" svg:x="17.443cm" svg:y="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layer="layout" svg:width="0.612cm" svg:height="0.529cm" svg:x="17.443cm" svg:y="2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layer="layout" svg:width="0.612cm" svg:height="0.529cm" svg:x="17.443cm" svg:y="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layer="layout" svg:width="2.22cm" svg:height="0.49cm" svg:x="0.984cm" svg:y="1.41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10" draw:text-style-name="P4" draw:layer="layout" svg:x1="1.879cm" svg:y1="2.064cm" svg:x2="1cm" svg:y2="3cm">
          <text:p/>
        </draw:line>
        <draw:line draw:style-name="gr10" draw:text-style-name="P4" draw:layer="layout" svg:x1="3.879cm" svg:y1="2.133cm" svg:x2="3.599cm" svg:y2="3.069cm">
          <text:p/>
        </draw:line>
        <draw:frame draw:style-name="gr9" draw:layer="layout" svg:width="1.025cm" svg:height="0.39cm" svg:x="3.5cm" svg:y="1.7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0" draw:text-style-name="P4" draw:layer="layout" svg:x1="7.276cm" svg:y1="2.8cm" svg:x2="7cm" svg:y2="3.678cm">
          <text:p/>
        </draw:line>
        <draw:frame draw:style-name="gr9" draw:layer="layout" svg:width="1.025cm" svg:height="0.39cm" svg:x="6.8cm" svg:y="2.4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0" draw:text-style-name="P4" draw:layer="layout" svg:x1="8cm" svg:y1="2cm" svg:x2="9.001cm" svg:y2="3.07cm">
          <text:p/>
        </draw:line>
        <draw:frame draw:style-name="gr9" draw:layer="layout" svg:width="1.025cm" svg:height="0.39cm" svg:x="7cm" svg:y="1.6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10" draw:text-style-name="P4" draw:layer="layout" svg:x1="5.345cm" svg:y1="2cm" svg:x2="4.948cm" svg:y2="3.069cm">
          <text:p/>
        </draw:line>
        <draw:line draw:style-name="gr10" draw:text-style-name="P4" draw:layer="layout" svg:x1="10.16cm" svg:y1="1.991cm" svg:x2="10.346cm" svg:y2="3.07cm">
          <text:p/>
        </draw:line>
        <draw:frame draw:style-name="gr9" draw:layer="layout" svg:width="1.025cm" svg:height="0.39cm" svg:x="9.601cm" svg:y="1.60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10" draw:text-style-name="P4" draw:layer="layout" svg:x1="12cm" svg:y1="2.5cm" svg:x2="11.001cm" svg:y2="3.692cm">
          <text:p/>
        </draw:line>
        <draw:frame draw:style-name="gr9" draw:layer="layout" svg:width="1.025cm" svg:height="0.39cm" svg:x="11.533cm" svg:y="2.1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10" draw:text-style-name="P4" draw:layer="layout" svg:x1="13.176cm" svg:y1="2.9cm" svg:x2="13cm" svg:y2="3.679cm">
          <text:p/>
        </draw:line>
        <draw:frame draw:style-name="gr9" draw:layer="layout" svg:width="1.025cm" svg:height="0.39cm" svg:x="12.675cm" svg:y="2.5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10" draw:text-style-name="P4" draw:layer="layout" svg:x1="14.5cm" svg:y1="2.5cm" svg:x2="15cm" svg:y2="3.692cm">
          <text:p/>
        </draw:line>
        <draw:frame draw:style-name="gr9" draw:layer="layout" svg:width="1.025cm" svg:height="0.39cm" svg:x="13.7cm" svg:y="2.1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2" draw:layer="layout" svg:width="0.903cm" svg:height="1.012cm" svg:x="0.604cm" svg:y="4.699cm">
          <draw:text-box>
            <text:p><text:span text:style-name="T2">0</text:span></text:p>
          </draw:text-box>
        </draw:frame>
        <draw:frame draw:style-name="gr9" draw:layer="layout" svg:width="1.025cm" svg:height="0.39cm" svg:x="4.801cm" svg:y="1.6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7" draw:text-style-name="P4" draw:layer="layout" svg:width="2.052cm" svg:height="0.919cm" svg:x="11.001cm" svg:y="3.6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052cm" svg:height="0.919cm" svg:x="15.001cm" svg:y="3.68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0.701cm" svg:y1="4.597cm" svg:x2="16.201cm" svg:y2="4.597cm">
          <text:p/>
        </draw:line>
        <draw:frame draw:style-name="gr9" draw:layer="layout" svg:width="0.506cm" svg:height="0.439cm" svg:x="8.801cm" svg:y="1.7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draw:layer="layout" svg:width="0.506cm" svg:height="0.439cm" svg:x="10.801cm" svg:y="1.71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9" draw:layer="layout" svg:width="0.506cm" svg:height="0.439cm" svg:x="14.801cm" svg:y="1.712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12" draw:text-style-name="P4" draw:layer="layout" svg:x1="1.001cm" svg:y1="2.297cm" svg:x2="1.001cm" svg:y2="4.797cm">
          <text:p/>
        </draw:line>
        <draw:line draw:style-name="gr12" draw:text-style-name="P4" draw:layer="layout" svg:x1="9.001cm" svg:y1="2.297cm" svg:x2="9.001cm" svg:y2="4.797cm">
          <text:p/>
        </draw:line>
        <draw:line draw:style-name="gr12" draw:text-style-name="P4" draw:layer="layout" svg:x1="15.001cm" svg:y1="2.297cm" svg:x2="15.001cm" svg:y2="4.797cm">
          <text:p/>
        </draw:line>
        <draw:line draw:style-name="gr12" draw:text-style-name="P4" draw:layer="layout" svg:x1="11.001cm" svg:y1="2.297cm" svg:x2="11.001cm" svg:y2="4.797cm">
          <text:p/>
        </draw:line>
        <draw:custom-shape draw:style-name="gr13" draw:text-style-name="P4" draw:layer="layout" svg:width="1cm" svg:height="1.162cm" svg:x="16.344cm" svg:y="3.529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3.599cm" svg:y1="4.597cm" svg:x2="3.601cm" svg:y2="4.797cm">
          <text:p/>
        </draw:line>
        <draw:line draw:style-name="gr12" draw:text-style-name="P4" draw:layer="layout" svg:x1="4.948cm" svg:y1="4.597cm" svg:x2="4.948cm" svg:y2="4.797cm">
          <text:p/>
        </draw:line>
        <draw:line draw:style-name="gr12" draw:text-style-name="P4" draw:layer="layout" svg:x1="7.02cm" svg:y1="4.597cm" svg:x2="7.02cm" svg:y2="4.797cm">
          <text:p/>
        </draw:line>
        <draw:line draw:style-name="gr12" draw:text-style-name="P4" draw:layer="layout" svg:x1="10.346cm" svg:y1="4.597cm" svg:x2="10.346cm" svg:y2="4.797cm">
          <text:p/>
        </draw:line>
        <draw:line draw:style-name="gr12" draw:text-style-name="P4" draw:layer="layout" svg:x1="13.046cm" svg:y1="4.597cm" svg:x2="13.046cm" svg:y2="4.797cm">
          <text:p/>
        </draw:line>
        <draw:frame draw:style-name="gr3" draw:text-style-name="P2" draw:layer="layout" svg:width="1.234cm" svg:height="1.012cm" svg:x="3.005cm" svg:y="4.699cm">
          <draw:text-box>
            <text:p><text:span text:style-name="T2">2,67</text:span></text:p>
          </draw:text-box>
        </draw:frame>
        <draw:frame draw:style-name="gr3" draw:text-style-name="P2" draw:layer="layout" svg:width="0.903cm" svg:height="1.012cm" svg:x="6.638cm" svg:y="4.699cm">
          <draw:text-box>
            <text:p><text:span text:style-name="T2">6</text:span></text:p>
          </draw:text-box>
        </draw:frame>
        <draw:frame draw:style-name="gr3" draw:text-style-name="P2" draw:layer="layout" svg:width="1.234cm" svg:height="1.012cm" svg:x="9.705cm" svg:y="4.699cm">
          <draw:text-box>
            <text:p><text:span text:style-name="T2">9,33</text:span></text:p>
          </draw:text-box>
        </draw:frame>
        <draw:frame draw:style-name="gr2" draw:text-style-name="P2" draw:layer="layout" svg:width="1.255cm" svg:height="1.012cm" svg:x="12.604cm" svg:y="4.699cm">
          <draw:text-box>
            <text:p><text:span text:style-name="T2">12</text:span></text:p>
          </draw:text-box>
        </draw:frame>
        <draw:frame draw:style-name="gr3" draw:text-style-name="P2" draw:layer="layout" svg:width="0.903cm" svg:height="1.012cm" svg:x="4.537cm" svg:y="4.699cm">
          <draw:text-box>
            <text:p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ustavo Meira</meta:initial-creator>
    <meta:creation-date>2011-07-11T18:44:23</meta:creation-date>
    <dc:date>2011-11-03T21:26:06</dc:date>
    <dc:creator>Gustavo Meira</dc:creator>
    <meta:editing-duration>PT03H54M30S</meta:editing-duration>
    <meta:editing-cycles>14</meta:editing-cycles>
    <meta:generator>OpenOffice.org/3.2$Linux OpenOffice.org_project/320m19$Build-9505</meta:generator>
    <meta:document-statistic meta:object-count="58"/>
  </office:meta>
</office:document-meta>
</file>

<file path=Object 1/content.xml><?xml version="1.0" encoding="utf-8"?>
<math xmlns="http://www.w3.org/1998/Math/MathML">
  <semantics>
    <mn>0,421</mn>
    <annotation encoding="StarMath 5.0">0,421</annotation>
  </semantics>
</math>
</file>

<file path=Object 10/content.xml><?xml version="1.0" encoding="utf-8"?>
<math xmlns="http://www.w3.org/1998/Math/MathML">
  <semantics>
    <mn>0,296</mn>
    <annotation encoding="StarMath 5.0">0,296</annotation>
  </semantics>
</math>
</file>

<file path=Object 11/content.xml><?xml version="1.0" encoding="utf-8"?>
<math xmlns="http://www.w3.org/1998/Math/MathML">
  <semantics>
    <msub>
      <mi>d</mi>
      <mn>1</mn>
    </msub>
    <annotation encoding="StarMath 5.0">d_1</annotation>
  </semantics>
</math>
</file>

<file path=Object 12/content.xml><?xml version="1.0" encoding="utf-8"?>
<math xmlns="http://www.w3.org/1998/Math/MathML">
  <semantics>
    <mn>0,296</mn>
    <annotation encoding="StarMath 5.0">0,296</annotation>
  </semantics>
</math>
</file>

<file path=Object 13/content.xml><?xml version="1.0" encoding="utf-8"?>
<math xmlns="http://www.w3.org/1998/Math/MathML">
  <semantics>
    <mn>0,296</mn>
    <annotation encoding="StarMath 5.0">0,296</annotation>
  </semantics>
</math>
</file>

<file path=Object 14/content.xml><?xml version="1.0" encoding="utf-8"?>
<math xmlns="http://www.w3.org/1998/Math/MathML">
  <semantics>
    <msub>
      <mi>d</mi>
      <mn>2</mn>
    </msub>
    <annotation encoding="StarMath 5.0">d_2</annotation>
  </semantics>
</math>
</file>

<file path=Object 15/content.xml><?xml version="1.0" encoding="utf-8"?>
<math xmlns="http://www.w3.org/1998/Math/MathML">
  <semantics>
    <msub>
      <mi>d</mi>
      <mn>3</mn>
    </msub>
    <annotation encoding="StarMath 5.0">d_3</annotation>
  </semantics>
</math>
</file>

<file path=Object 2/content.xml><?xml version="1.0" encoding="utf-8"?>
<math xmlns="http://www.w3.org/1998/Math/MathML">
  <semantics>
    <mn>0,496</mn>
    <annotation encoding="StarMath 5.0">0,496</annotation>
  </semantics>
</math>
</file>

<file path=Object 3/content.xml><?xml version="1.0" encoding="utf-8"?>
<math xmlns="http://www.w3.org/1998/Math/MathML">
  <semantics>
    <msub>
      <mi>T</mi>
      <mn>1</mn>
    </msub>
    <annotation encoding="StarMath 5.0">T_1</annotation>
  </semantics>
</math>
</file>

<file path=Object 4/content.xml><?xml version="1.0" encoding="utf-8"?>
<math xmlns="http://www.w3.org/1998/Math/MathML">
  <semantics>
    <msub>
      <mi>T</mi>
      <mn>2</mn>
    </msub>
    <annotation encoding="StarMath 5.0">T_2</annotation>
  </semantics>
</math>
</file>

<file path=Object 5/content.xml><?xml version="1.0" encoding="utf-8"?>
<math xmlns="http://www.w3.org/1998/Math/MathML">
  <semantics>
    <msub>
      <mi>T</mi>
      <mn>3</mn>
    </msub>
    <annotation encoding="StarMath 5.0">T_3</annotation>
  </semantics>
</math>
</file>

<file path=Object 6/content.xml><?xml version="1.0" encoding="utf-8"?>
<math xmlns="http://www.w3.org/1998/Math/MathML">
  <semantics>
    <mrow>
      <mrow>
        <mi mathvariant="normal">∑</mi>
        <msub>
          <mi>U</mi>
          <mi>i</mi>
        </msub>
      </mrow>
      <mi mathvariant="normal">=</mi>
      <mn>0,746</mn>
    </mrow>
    <annotation encoding="StarMath 5.0">sum U_i = 0,746</annotation>
  </semantics>
</math>
</file>

<file path=Object 7/content.xml><?xml version="1.0" encoding="utf-8"?>
<math xmlns="http://www.w3.org/1998/Math/MathML">
  <semantics>
    <mn>0,621</mn>
    <annotation encoding="StarMath 5.0">0,621</annotation>
  </semantics>
</math>
</file>

<file path=Object 8/content.xml><?xml version="1.0" encoding="utf-8"?>
<math xmlns="http://www.w3.org/1998/Math/MathML">
  <semantics>
    <mn>0,421</mn>
    <annotation encoding="StarMath 5.0">0,421</annotation>
  </semantics>
</math>
</file>

<file path=Object 9/content.xml><?xml version="1.0" encoding="utf-8"?>
<math xmlns="http://www.w3.org/1998/Math/MathML">
  <semantics>
    <mn>0,546</mn>
    <annotation encoding="StarMath 5.0">0,546</annotation>
  </semantics>
</math>
</file>